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9.133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3.087cm"/>
    </style:style>
    <style:style style:name="co11" style:family="table-column">
      <style:table-column-properties fo:break-before="auto" style:column-width="4.6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ythonSLOC-comple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row table:style-name="ro1">
          <table:table-cell table:style-name="ce1" office:value-type="string" calcext:value-type="string">
            <text:p>run time</text:p>
          </table:table-cell>
          <table:table-cell office:value-type="string" calcext:value-type="string">
            <text:p>SWHID</text:p>
          </table:table-cell>
          <table:table-cell table:style-name="ce2" office:value-type="string" calcext:value-type="string">
            <text:p>FUSE cold</text:p>
          </table:table-cell>
          <table:table-cell table:style-name="ce2" office:value-type="string" calcext:value-type="string">
            <text:p>FUSE hot</text:p>
          </table:table-cell>
          <table:table-cell table:style-name="ce2" office:value-type="string" calcext:value-type="string">
            <text:p>Vault total</text:p>
          </table:table-cell>
          <table:table-cell table:style-name="ce2" office:value-type="string" calcext:value-type="string">
            <text:p>Vault process only</text:p>
          </table:table-cell>
          <table:table-cell table:number-columns-repeated="3"/>
          <table:table-cell office:value-type="string" calcext:value-type="string">
            <text:p>waiting graph</text:p>
          </table:table-cell>
          <table:table-cell office:value-type="string" calcext:value-type="string">
            <text:p>waiting storage</text:p>
          </table:table-cell>
          <table:table-cell office:value-type="string" calcext:value-type="string">
            <text:p>waiting objstorage</text:p>
          </table:table-cell>
          <table:table-cell office:value-type="string" calcext:value-type="string">
            <text:p>FUSE cold overhead</text:p>
          </table:table-cell>
          <table:table-cell office:value-type="string" calcext:value-type="string">
            <text:p>Overhead coz of objstorage</text:p>
          </table:table-cell>
        </table:table-row>
        <table:table-row table:style-name="ro1">
          <table:table-cell table:style-name="ce1" office:value-type="date" office:date-value="2025-03-08T17:41:46" calcext:value-type="date">
            <text:p>2025-03-08T17:41:46</text:p>
          </table:table-cell>
          <table:table-cell office:value-type="string" calcext:value-type="string">
            <text:p>swh:1:dir:e0c567f5e2cc61dc1308793df072c9bdc36d5eff</text:p>
          </table:table-cell>
          <table:table-cell office:value-type="float" office:value="7.66188124008477" calcext:value-type="float">
            <text:p>7,66188124008477</text:p>
          </table:table-cell>
          <table:table-cell office:value-type="float" office:value="0.122588366270065" calcext:value-type="float">
            <text:p>0,122588366270065</text:p>
          </table:table-cell>
          <table:table-cell office:value-type="float" office:value="1.58496396057308" calcext:value-type="float">
            <text:p>1,58496396057308</text:p>
          </table:table-cell>
          <table:table-cell office:value-type="float" office:value="0.0159533843398094" calcext:value-type="float">
            <text:p>0,0159533843398094</text:p>
          </table:table-cell>
          <table:table-cell table:number-columns-repeated="3" office:value-type="float" office:value="108376" calcext:value-type="float">
            <text:p>108376</text:p>
          </table:table-cell>
          <table:table-cell office:value-type="string" calcext:value-type="string">
            <text:p>0.379338</text:p>
          </table:table-cell>
          <table:table-cell office:value-type="string" calcext:value-type="string">
            <text:p>5.445004</text:p>
          </table:table-cell>
          <table:table-cell office:value-type="string" calcext:value-type="string">
            <text:p>0.36839</text:p>
          </table:table-cell>
          <table:table-cell table:formula="of:=[.C2]-[.F2]" office:value-type="float" office:value="7.64592785574496" calcext:value-type="float">
            <text:p>7,65</text:p>
          </table:table-cell>
          <table:table-cell table:formula="of:=[.M2]/[.K2]" office:value-type="string" office:string-value="" calcext:value-type="error">
            <text:p>#VALEUR !</text:p>
          </table:table-cell>
        </table:table-row>
        <table:table-row table:style-name="ro1">
          <table:table-cell table:style-name="ce1" office:value-type="date" office:date-value="2025-03-08T17:42:03" calcext:value-type="date">
            <text:p>2025-03-08T17:42:03</text:p>
          </table:table-cell>
          <table:table-cell office:value-type="string" calcext:value-type="string">
            <text:p>swh:1:dir:fa975d08c46828e783da6fd46f782910bdee7aed</text:p>
          </table:table-cell>
          <table:table-cell office:value-type="float" office:value="188.039322841913" calcext:value-type="float">
            <text:p>188,039322841913</text:p>
          </table:table-cell>
          <table:table-cell office:value-type="float" office:value="5.02915953844786" calcext:value-type="float">
            <text:p>5,02915953844786</text:p>
          </table:table-cell>
          <table:table-cell office:value-type="float" office:value="3.02614992856979" calcext:value-type="float">
            <text:p>3,02614992856979</text:p>
          </table:table-cell>
          <table:table-cell office:value-type="float" office:value="0.424638140946627" calcext:value-type="float">
            <text:p>0,424638140946627</text:p>
          </table:table-cell>
          <table:table-cell table:number-columns-repeated="2" office:value-type="float" office:value="1970176" calcext:value-type="float">
            <text:p>1970176</text:p>
          </table:table-cell>
          <table:table-cell office:value-type="float" office:value="1972078" calcext:value-type="float">
            <text:p>1972078</text:p>
          </table:table-cell>
          <table:table-cell office:value-type="string" calcext:value-type="string">
            <text:p>12.519714</text:p>
          </table:table-cell>
          <table:table-cell office:value-type="string" calcext:value-type="string">
            <text:p>125.994244</text:p>
          </table:table-cell>
          <table:table-cell office:value-type="string" calcext:value-type="string">
            <text:p>7.97013</text:p>
          </table:table-cell>
          <table:table-cell table:formula="of:=[.C3]-[.F3]" office:value-type="float" office:value="187.614684700966" calcext:value-type="float">
            <text:p>187,61</text:p>
          </table:table-cell>
          <table:table-cell/>
        </table:table-row>
        <table:table-row table:style-name="ro1">
          <table:table-cell table:style-name="ce1" office:value-type="date" office:date-value="2025-03-08T17:46:48" calcext:value-type="date">
            <text:p>2025-03-08T17:46:48</text:p>
          </table:table-cell>
          <table:table-cell office:value-type="string" calcext:value-type="string">
            <text:p>swh:1:dir:0070a4d04e7c1712392e69ef633cb3b0b482a871</text:p>
          </table:table-cell>
          <table:table-cell office:value-type="float" office:value="1.00207148492336" calcext:value-type="float">
            <text:p>1,00207148492336</text:p>
          </table:table-cell>
          <table:table-cell office:value-type="float" office:value="0.0452240239828825" calcext:value-type="float">
            <text:p>0,0452240239828825</text:p>
          </table:table-cell>
          <table:table-cell office:value-type="float" office:value="0.810137942433357" calcext:value-type="float">
            <text:p>0,810137942433357</text:p>
          </table:table-cell>
          <table:table-cell office:value-type="float" office:value="0.00202623568475246" calcext:value-type="float">
            <text:p>0,00202623568475246</text:p>
          </table:table-cell>
          <table:table-cell table:number-columns-repeated="3" office:value-type="float" office:value="7616" calcext:value-type="float">
            <text:p>7616</text:p>
          </table:table-cell>
          <table:table-cell office:value-type="string" calcext:value-type="string">
            <text:p>0.087153</text:p>
          </table:table-cell>
          <table:table-cell office:value-type="string" calcext:value-type="string">
            <text:p>0.691028</text:p>
          </table:table-cell>
          <table:table-cell office:value-type="string" calcext:value-type="string">
            <text:p>0.041852</text:p>
          </table:table-cell>
          <table:table-cell table:formula="of:=[.C4]-[.F4]" office:value-type="float" office:value="1.00004524923861" calcext:value-type="float">
            <text:p>1,00</text:p>
          </table:table-cell>
          <table:table-cell/>
        </table:table-row>
        <table:table-row table:style-name="ro1">
          <table:table-cell table:style-name="ce1" office:value-type="date" office:date-value="2025-03-08T17:47:08" calcext:value-type="date">
            <text:p>2025-03-08T17:47:08</text:p>
          </table:table-cell>
          <table:table-cell office:value-type="string" calcext:value-type="string">
            <text:p>swh:1:dir:ef595af51508cd608af58db33601bd4b337f883e</text:p>
          </table:table-cell>
          <table:table-cell office:value-type="float" office:value="1.80005900934339" calcext:value-type="float">
            <text:p>1,80005900934339</text:p>
          </table:table-cell>
          <table:table-cell office:value-type="float" office:value="0.0624964572489262" calcext:value-type="float">
            <text:p>0,0624964572489262</text:p>
          </table:table-cell>
          <table:table-cell office:value-type="float" office:value="0.941644731909037" calcext:value-type="float">
            <text:p>0,941644731909037</text:p>
          </table:table-cell>
          <table:table-cell office:value-type="float" office:value="0.00381709635257721" calcext:value-type="float">
            <text:p>0,00381709635257721</text:p>
          </table:table-cell>
          <table:table-cell table:number-columns-repeated="3" office:value-type="float" office:value="25117" calcext:value-type="float">
            <text:p>25117</text:p>
          </table:table-cell>
          <table:table-cell office:value-type="string" calcext:value-type="string">
            <text:p>0.142815</text:p>
          </table:table-cell>
          <table:table-cell office:value-type="string" calcext:value-type="string">
            <text:p>1.246496</text:p>
          </table:table-cell>
          <table:table-cell office:value-type="string" calcext:value-type="string">
            <text:p>0.074223</text:p>
          </table:table-cell>
          <table:table-cell table:formula="of:=[.C5]-[.F5]" office:value-type="float" office:value="1.79624191299081" calcext:value-type="float">
            <text:p>1,80</text:p>
          </table:table-cell>
          <table:table-cell/>
        </table:table-row>
        <table:table-row table:style-name="ro1">
          <table:table-cell table:style-name="ce1" office:value-type="date" office:date-value="2025-03-08T17:47:37" calcext:value-type="date">
            <text:p>2025-03-08T17:47:37</text:p>
          </table:table-cell>
          <table:table-cell office:value-type="string" calcext:value-type="string">
            <text:p>swh:1:dir:4ec201a897fb7fb0b50c9260b31f82e8d0ec8113</text:p>
          </table:table-cell>
          <table:table-cell office:value-type="float" office:value="20.1035864967853" calcext:value-type="float">
            <text:p>20,1035864967853</text:p>
          </table:table-cell>
          <table:table-cell office:value-type="float" office:value="0.174676507711411" calcext:value-type="float">
            <text:p>0,174676507711411</text:p>
          </table:table-cell>
          <table:table-cell office:value-type="float" office:value="1.04534840583801" calcext:value-type="float">
            <text:p>1,04534840583801</text:p>
          </table:table-cell>
          <table:table-cell office:value-type="float" office:value="0.0325017776340246" calcext:value-type="float">
            <text:p>0,0325017776340246</text:p>
          </table:table-cell>
          <table:table-cell table:number-columns-repeated="3" office:value-type="float" office:value="145974" calcext:value-type="float">
            <text:p>145974</text:p>
          </table:table-cell>
          <table:table-cell office:value-type="string" calcext:value-type="string">
            <text:p>0.184512</text:p>
          </table:table-cell>
          <table:table-cell office:value-type="string" calcext:value-type="string">
            <text:p>15.545449</text:p>
          </table:table-cell>
          <table:table-cell office:value-type="string" calcext:value-type="string">
            <text:p>0.984991</text:p>
          </table:table-cell>
          <table:table-cell table:formula="of:=[.C6]-[.F6]" office:value-type="float" office:value="20.0710847191513" calcext:value-type="float">
            <text:p>20,07</text:p>
          </table:table-cell>
          <table:table-cell/>
        </table:table-row>
        <table:table-row table:style-name="ro1">
          <table:table-cell table:style-name="ce1" office:value-type="date" office:date-value="2025-03-08T17:48:58" calcext:value-type="date">
            <text:p>2025-03-08T17:48:58</text:p>
          </table:table-cell>
          <table:table-cell office:value-type="string" calcext:value-type="string">
            <text:p>swh:1:dir:4e49fca6e357078816e1033aa415e3979749e20b</text:p>
          </table:table-cell>
          <table:table-cell office:value-type="float" office:value="8.97160819172859" calcext:value-type="float">
            <text:p>8,97160819172859</text:p>
          </table:table-cell>
          <table:table-cell office:value-type="float" office:value="0.120734840631485" calcext:value-type="float">
            <text:p>0,120734840631485</text:p>
          </table:table-cell>
          <table:table-cell office:value-type="float" office:value="0.963918175548315" calcext:value-type="float">
            <text:p>0,963918175548315</text:p>
          </table:table-cell>
          <table:table-cell office:value-type="float" office:value="0.0154712311923504" calcext:value-type="float">
            <text:p>0,0154712311923504</text:p>
          </table:table-cell>
          <table:table-cell table:number-columns-repeated="2" office:value-type="float" office:value="81432" calcext:value-type="float">
            <text:p>81432</text:p>
          </table:table-cell>
          <table:table-cell office:value-type="float" office:value="81452" calcext:value-type="float">
            <text:p>81452</text:p>
          </table:table-cell>
          <table:table-cell office:value-type="string" calcext:value-type="string">
            <text:p>0.343486</text:p>
          </table:table-cell>
          <table:table-cell office:value-type="string" calcext:value-type="string">
            <text:p>6.668233</text:p>
          </table:table-cell>
          <table:table-cell office:value-type="string" calcext:value-type="string">
            <text:p>0.411077</text:p>
          </table:table-cell>
          <table:table-cell table:formula="of:=[.C7]-[.F7]" office:value-type="float" office:value="8.95613696053624" calcext:value-type="float">
            <text:p>8,96</text:p>
          </table:table-cell>
          <table:table-cell/>
        </table:table-row>
        <table:table-row table:style-name="ro1">
          <table:table-cell table:style-name="ce1" office:value-type="date" office:date-value="2025-03-08T17:49:37" calcext:value-type="date">
            <text:p>2025-03-08T17:49:37</text:p>
          </table:table-cell>
          <table:table-cell office:value-type="string" calcext:value-type="string">
            <text:p>swh:1:dir:91150e764c1c31604a94ab8d174559e1ba1b6a92</text:p>
          </table:table-cell>
          <table:table-cell office:value-type="float" office:value="3.78980906121433" calcext:value-type="float">
            <text:p>3,78980906121433</text:p>
          </table:table-cell>
          <table:table-cell office:value-type="float" office:value="0.061907360330224" calcext:value-type="float">
            <text:p>0,061907360330224</text:p>
          </table:table-cell>
          <table:table-cell office:value-type="float" office:value="0.936221990734339" calcext:value-type="float">
            <text:p>0,936221990734339</text:p>
          </table:table-cell>
          <table:table-cell office:value-type="float" office:value="0.00487211905419827" calcext:value-type="float">
            <text:p>0,00487211905419827</text:p>
          </table:table-cell>
          <table:table-cell table:number-columns-repeated="3" office:value-type="float" office:value="14970" calcext:value-type="float">
            <text:p>14970</text:p>
          </table:table-cell>
          <table:table-cell office:value-type="string" calcext:value-type="string">
            <text:p>0.06372</text:p>
          </table:table-cell>
          <table:table-cell office:value-type="string" calcext:value-type="string">
            <text:p>2.94047</text:p>
          </table:table-cell>
          <table:table-cell office:value-type="string" calcext:value-type="string">
            <text:p>0.172612</text:p>
          </table:table-cell>
          <table:table-cell table:formula="of:=[.C8]-[.F8]" office:value-type="float" office:value="3.78493694216013" calcext:value-type="float">
            <text:p>3,78</text:p>
          </table:table-cell>
          <table:table-cell/>
        </table:table-row>
        <table:table-row table:style-name="ro1">
          <table:table-cell table:style-name="ce1" office:value-type="date" office:date-value="2025-03-08T17:50:08" calcext:value-type="date">
            <text:p>2025-03-08T17:50:08</text:p>
          </table:table-cell>
          <table:table-cell office:value-type="string" calcext:value-type="string">
            <text:p>swh:1:dir:d3059f67ffe7ae13ac8e77719b78b2350485f1ae</text:p>
          </table:table-cell>
          <table:table-cell office:value-type="float" office:value="18.4391585942358" calcext:value-type="float">
            <text:p>18,4391585942358</text:p>
          </table:table-cell>
          <table:table-cell office:value-type="float" office:value="0.165098225697875" calcext:value-type="float">
            <text:p>0,165098225697875</text:p>
          </table:table-cell>
          <table:table-cell office:value-type="float" office:value="5.93931118771434" calcext:value-type="float">
            <text:p>5,93931118771434</text:p>
          </table:table-cell>
          <table:table-cell office:value-type="float" office:value="0.0244677178561687" calcext:value-type="float">
            <text:p>0,0244677178561687</text:p>
          </table:table-cell>
          <table:table-cell table:number-columns-repeated="3" office:value-type="float" office:value="96218" calcext:value-type="float">
            <text:p>96218</text:p>
          </table:table-cell>
          <table:table-cell office:value-type="string" calcext:value-type="string">
            <text:p>0.200191</text:p>
          </table:table-cell>
          <table:table-cell office:value-type="string" calcext:value-type="string">
            <text:p>14.846173</text:p>
          </table:table-cell>
          <table:table-cell office:value-type="string" calcext:value-type="string">
            <text:p>0.683971</text:p>
          </table:table-cell>
          <table:table-cell table:formula="of:=[.C9]-[.F9]" office:value-type="float" office:value="18.4146908763796" calcext:value-type="float">
            <text:p>18,41</text:p>
          </table:table-cell>
          <table:table-cell/>
        </table:table-row>
        <table:table-row table:style-name="ro1">
          <table:table-cell table:style-name="ce1" office:value-type="date" office:date-value="2025-03-08T17:50:40" calcext:value-type="date">
            <text:p>2025-03-08T17:50:40</text:p>
          </table:table-cell>
          <table:table-cell office:value-type="string" calcext:value-type="string">
            <text:p>swh:1:dir:4a6e2a3dd8ed3d79dd9892667e2ca580f4fd9fa5</text:p>
          </table:table-cell>
          <table:table-cell office:value-type="float" office:value="45.9615890886635" calcext:value-type="float">
            <text:p>45,9615890886635</text:p>
          </table:table-cell>
          <table:table-cell office:value-type="float" office:value="2.00372049026191" calcext:value-type="float">
            <text:p>2,00372049026191</text:p>
          </table:table-cell>
          <table:table-cell office:value-type="float" office:value="1.44531469419599" calcext:value-type="float">
            <text:p>1,44531469419599</text:p>
          </table:table-cell>
          <table:table-cell office:value-type="float" office:value="0.115477692335844" calcext:value-type="float">
            <text:p>0,115477692335844</text:p>
          </table:table-cell>
          <table:table-cell table:number-columns-repeated="2" office:value-type="float" office:value="213033" calcext:value-type="float">
            <text:p>213033</text:p>
          </table:table-cell>
          <table:table-cell office:value-type="float" office:value="213035" calcext:value-type="float">
            <text:p>213035</text:p>
          </table:table-cell>
          <table:table-cell office:value-type="string" calcext:value-type="string">
            <text:p>6.768631</text:p>
          </table:table-cell>
          <table:table-cell office:value-type="string" calcext:value-type="string">
            <text:p>24.469847</text:p>
          </table:table-cell>
          <table:table-cell office:value-type="string" calcext:value-type="string">
            <text:p>1.463334</text:p>
          </table:table-cell>
          <table:table-cell table:formula="of:=[.C10]-[.F10]" office:value-type="float" office:value="45.8461113963276" calcext:value-type="float">
            <text:p>45,85</text:p>
          </table:table-cell>
          <table:table-cell/>
        </table:table-row>
        <table:table-row table:style-name="ro1">
          <table:table-cell table:style-name="ce1" office:value-type="date" office:date-value="2025-03-08T17:52:36" calcext:value-type="date">
            <text:p>2025-03-08T17:52:36</text:p>
          </table:table-cell>
          <table:table-cell office:value-type="string" calcext:value-type="string">
            <text:p>swh:1:dir:6d104e19477f82b2a0dc8bfd72288a0c6ac6ce75</text:p>
          </table:table-cell>
          <table:table-cell office:value-type="float" office:value="63.4804897811264" calcext:value-type="float">
            <text:p>63,4804897811264</text:p>
          </table:table-cell>
          <table:table-cell office:value-type="float" office:value="2.30313690379262" calcext:value-type="float">
            <text:p>2,30313690379262</text:p>
          </table:table-cell>
          <table:table-cell office:value-type="float" office:value="1.54888676293194" calcext:value-type="float">
            <text:p>1,54888676293194</text:p>
          </table:table-cell>
          <table:table-cell office:value-type="float" office:value="0.141563938930631" calcext:value-type="float">
            <text:p>0,141563938930631</text:p>
          </table:table-cell>
          <table:table-cell table:number-columns-repeated="2" office:value-type="float" office:value="325991" calcext:value-type="float">
            <text:p>325991</text:p>
          </table:table-cell>
          <table:table-cell office:value-type="float" office:value="325994" calcext:value-type="float">
            <text:p>325994</text:p>
          </table:table-cell>
          <table:table-cell office:value-type="string" calcext:value-type="string">
            <text:p>7.402093</text:p>
          </table:table-cell>
          <table:table-cell office:value-type="string" calcext:value-type="string">
            <text:p>37.786681</text:p>
          </table:table-cell>
          <table:table-cell office:value-type="string" calcext:value-type="string">
            <text:p>2.254536</text:p>
          </table:table-cell>
          <table:table-cell table:formula="of:=[.C11]-[.F11]" office:value-type="float" office:value="63.3389258421958" calcext:value-type="float">
            <text:p>63,34</text:p>
          </table:table-cell>
          <table:table-cell/>
        </table:table-row>
        <table:table-row table:style-name="ro1">
          <table:table-cell table:style-name="ce1" office:value-type="date" office:date-value="2025-03-08T17:54:02" calcext:value-type="date">
            <text:p>2025-03-08T17:54:02</text:p>
          </table:table-cell>
          <table:table-cell office:value-type="string" calcext:value-type="string">
            <text:p>swh:1:dir:334f09aef4c6dafd0aeaf09405f37edb9839bfcb</text:p>
          </table:table-cell>
          <table:table-cell office:value-type="float" office:value="0.582808582112193" calcext:value-type="float">
            <text:p>0,582808582112193</text:p>
          </table:table-cell>
          <table:table-cell office:value-type="float" office:value="0.036856671795249" calcext:value-type="float">
            <text:p>0,036856671795249</text:p>
          </table:table-cell>
          <table:table-cell office:value-type="float" office:value="1.21910464018583" calcext:value-type="float">
            <text:p>1,21910464018583</text:p>
          </table:table-cell>
          <table:table-cell office:value-type="float" office:value="0.00136919319629669" calcext:value-type="float">
            <text:p>0,00136919319629669</text:p>
          </table:table-cell>
          <table:table-cell table:number-columns-repeated="3" office:value-type="float" office:value="3614" calcext:value-type="float">
            <text:p>3614</text:p>
          </table:table-cell>
          <table:table-cell office:value-type="string" calcext:value-type="string">
            <text:p>0.200632</text:p>
          </table:table-cell>
          <table:table-cell office:value-type="string" calcext:value-type="string">
            <text:p>0.145663</text:p>
          </table:table-cell>
          <table:table-cell office:value-type="string" calcext:value-type="string">
            <text:p>0.006717</text:p>
          </table:table-cell>
          <table:table-cell table:formula="of:=[.C12]-[.F12]" office:value-type="float" office:value="0.581439388915896" calcext:value-type="float">
            <text:p>0,58</text:p>
          </table:table-cell>
          <table:table-cell/>
        </table:table-row>
        <table:table-row table:style-name="ro1">
          <table:table-cell table:style-name="ce1" office:value-type="date" office:date-value="2025-03-08T17:54:11" calcext:value-type="date">
            <text:p>2025-03-08T17:54:11</text:p>
          </table:table-cell>
          <table:table-cell office:value-type="string" calcext:value-type="string">
            <text:p>swh:1:dir:4fda7cb5c4e06d9da0b849aa2ba9a1eb7704007b</text:p>
          </table:table-cell>
          <table:table-cell office:value-type="float" office:value="3.6040333006531" calcext:value-type="float">
            <text:p>3,6040333006531</text:p>
          </table:table-cell>
          <table:table-cell office:value-type="float" office:value="0.0829185750335455" calcext:value-type="float">
            <text:p>0,0829185750335455</text:p>
          </table:table-cell>
          <table:table-cell office:value-type="float" office:value="1.10468492843211" calcext:value-type="float">
            <text:p>1,10468492843211</text:p>
          </table:table-cell>
          <table:table-cell office:value-type="float" office:value="0.00697033107280731" calcext:value-type="float">
            <text:p>0,00697033107280731</text:p>
          </table:table-cell>
          <table:table-cell table:number-columns-repeated="3" office:value-type="float" office:value="40877" calcext:value-type="float">
            <text:p>40877</text:p>
          </table:table-cell>
          <table:table-cell office:value-type="string" calcext:value-type="string">
            <text:p>0.397196</text:p>
          </table:table-cell>
          <table:table-cell office:value-type="string" calcext:value-type="string">
            <text:p>2.261858</text:p>
          </table:table-cell>
          <table:table-cell office:value-type="string" calcext:value-type="string">
            <text:p>0.146414</text:p>
          </table:table-cell>
          <table:table-cell table:formula="of:=[.C13]-[.F13]" office:value-type="float" office:value="3.59706296958029" calcext:value-type="float">
            <text:p>3,60</text:p>
          </table:table-cell>
          <table:table-cell/>
        </table:table-row>
        <table:table-row table:style-name="ro1">
          <table:table-cell table:style-name="ce1" office:value-type="date" office:date-value="2025-03-08T17:54:23" calcext:value-type="date">
            <text:p>2025-03-08T17:54:23</text:p>
          </table:table-cell>
          <table:table-cell office:value-type="string" calcext:value-type="string">
            <text:p>swh:1:dir:09cdb7426740f139a49b6ff9d3cc537c2c2299ac</text:p>
          </table:table-cell>
          <table:table-cell office:value-type="float" office:value="7.01433751545847" calcext:value-type="float">
            <text:p>7,01433751545847</text:p>
          </table:table-cell>
          <table:table-cell office:value-type="float" office:value="0.0971806664019823" calcext:value-type="float">
            <text:p>0,0971806664019823</text:p>
          </table:table-cell>
          <table:table-cell office:value-type="float" office:value="0.886119659990072" calcext:value-type="float">
            <text:p>0,886119659990072</text:p>
          </table:table-cell>
          <table:table-cell office:value-type="float" office:value="0.0106557477265596" calcext:value-type="float">
            <text:p>0,0106557477265596</text:p>
          </table:table-cell>
          <table:table-cell table:number-columns-repeated="3" office:value-type="float" office:value="47482" calcext:value-type="float">
            <text:p>47482</text:p>
          </table:table-cell>
          <table:table-cell office:value-type="string" calcext:value-type="string">
            <text:p>0.394878</text:p>
          </table:table-cell>
          <table:table-cell office:value-type="string" calcext:value-type="string">
            <text:p>5.020618</text:p>
          </table:table-cell>
          <table:table-cell office:value-type="string" calcext:value-type="string">
            <text:p>0.29336</text:p>
          </table:table-cell>
          <table:table-cell table:formula="of:=[.C14]-[.F14]" office:value-type="float" office:value="7.00368176773191" calcext:value-type="float">
            <text:p>7,00</text:p>
          </table:table-cell>
          <table:table-cell/>
        </table:table-row>
        <table:table-row table:style-name="ro1">
          <table:table-cell table:style-name="ce1" office:value-type="date" office:date-value="2025-03-08T17:54:59" calcext:value-type="date">
            <text:p>2025-03-08T17:54:59</text:p>
          </table:table-cell>
          <table:table-cell office:value-type="string" calcext:value-type="string">
            <text:p>swh:1:dir:c71f8852ffb7143376671d7f1b74bc204e6990ee</text:p>
          </table:table-cell>
          <table:table-cell office:value-type="float" office:value="3.12519054301083" calcext:value-type="float">
            <text:p>3,12519054301083</text:p>
          </table:table-cell>
          <table:table-cell office:value-type="float" office:value="0.0813724286854267" calcext:value-type="float">
            <text:p>0,0813724286854267</text:p>
          </table:table-cell>
          <table:table-cell office:value-type="float" office:value="1.88827977329493" calcext:value-type="float">
            <text:p>1,88827977329493</text:p>
          </table:table-cell>
          <table:table-cell office:value-type="float" office:value="0.00587310455739498" calcext:value-type="float">
            <text:p>0,00587310455739498</text:p>
          </table:table-cell>
          <table:table-cell table:number-columns-repeated="3" office:value-type="float" office:value="17302" calcext:value-type="float">
            <text:p>17302</text:p>
          </table:table-cell>
          <table:table-cell office:value-type="string" calcext:value-type="string">
            <text:p>0.386831</text:p>
          </table:table-cell>
          <table:table-cell office:value-type="string" calcext:value-type="string">
            <text:p>1.958376</text:p>
          </table:table-cell>
          <table:table-cell office:value-type="string" calcext:value-type="string">
            <text:p>0.096091</text:p>
          </table:table-cell>
          <table:table-cell table:formula="of:=[.C15]-[.F15]" office:value-type="float" office:value="3.11931743845344" calcext:value-type="float">
            <text:p>3,12</text:p>
          </table:table-cell>
          <table:table-cell/>
        </table:table-row>
        <table:table-row table:style-name="ro1">
          <table:table-cell table:style-name="ce1" office:value-type="date" office:date-value="2025-03-08T17:56:57" calcext:value-type="date">
            <text:p>2025-03-08T17:56:57</text:p>
          </table:table-cell>
          <table:table-cell office:value-type="string" calcext:value-type="string">
            <text:p>swh:1:dir:9262caa517f34ae51cbf8fdd39d0c4e6defd05fc</text:p>
          </table:table-cell>
          <table:table-cell office:value-type="float" office:value="1.48808162473142" calcext:value-type="float">
            <text:p>1,48808162473142</text:p>
          </table:table-cell>
          <table:table-cell office:value-type="float" office:value="0.0268511399626732" calcext:value-type="float">
            <text:p>0,0268511399626732</text:p>
          </table:table-cell>
          <table:table-cell office:value-type="float" office:value="0.969160560518503" calcext:value-type="float">
            <text:p>0,969160560518503</text:p>
          </table:table-cell>
          <table:table-cell office:value-type="float" office:value="0.00315367989242077" calcext:value-type="float">
            <text:p>0,00315367989242077</text:p>
          </table:table-cell>
          <table:table-cell table:number-columns-repeated="3" office:value-type="float" office:value="19579" calcext:value-type="float">
            <text:p>19579</text:p>
          </table:table-cell>
          <table:table-cell office:value-type="string" calcext:value-type="string">
            <text:p>0.103228</text:p>
          </table:table-cell>
          <table:table-cell office:value-type="string" calcext:value-type="string">
            <text:p>1.026138</text:p>
          </table:table-cell>
          <table:table-cell office:value-type="string" calcext:value-type="string">
            <text:p>0.061715</text:p>
          </table:table-cell>
          <table:table-cell table:formula="of:=[.C16]-[.F16]" office:value-type="float" office:value="1.484927944839" calcext:value-type="float">
            <text:p>1,48</text:p>
          </table:table-cell>
          <table:table-cell/>
        </table:table-row>
        <table:table-row table:style-name="ro1">
          <table:table-cell table:style-name="ce1" office:value-type="date" office:date-value="2025-03-08T17:57:27" calcext:value-type="date">
            <text:p>2025-03-08T17:57:27</text:p>
          </table:table-cell>
          <table:table-cell office:value-type="string" calcext:value-type="string">
            <text:p>swh:1:dir:4bcc5475a6b52acae723643d729e13fb283127c2</text:p>
          </table:table-cell>
          <table:table-cell office:value-type="float" office:value="4.717563547194" calcext:value-type="float">
            <text:p>4,717563547194</text:p>
          </table:table-cell>
          <table:table-cell office:value-type="float" office:value="0.0826319642364979" calcext:value-type="float">
            <text:p>0,0826319642364979</text:p>
          </table:table-cell>
          <table:table-cell office:value-type="float" office:value="0.986719081178308" calcext:value-type="float">
            <text:p>0,986719081178308</text:p>
          </table:table-cell>
          <table:table-cell office:value-type="float" office:value="0.00655114464461803" calcext:value-type="float">
            <text:p>0,00655114464461803</text:p>
          </table:table-cell>
          <table:table-cell table:number-columns-repeated="3" office:value-type="float" office:value="21443" calcext:value-type="float">
            <text:p>21443</text:p>
          </table:table-cell>
          <table:table-cell office:value-type="string" calcext:value-type="string">
            <text:p>0.123265</text:p>
          </table:table-cell>
          <table:table-cell office:value-type="string" calcext:value-type="string">
            <text:p>3.580256</text:p>
          </table:table-cell>
          <table:table-cell office:value-type="string" calcext:value-type="string">
            <text:p>0.207578</text:p>
          </table:table-cell>
          <table:table-cell table:formula="of:=[.C17]-[.F17]" office:value-type="float" office:value="4.71101240254939" calcext:value-type="float">
            <text:p>4,71</text:p>
          </table:table-cell>
          <table:table-cell/>
        </table:table-row>
        <table:table-row table:style-name="ro1">
          <table:table-cell table:style-name="ce1" office:value-type="date" office:date-value="2025-03-08T17:58:22" calcext:value-type="date">
            <text:p>2025-03-08T17:58:22</text:p>
          </table:table-cell>
          <table:table-cell office:value-type="string" calcext:value-type="string">
            <text:p>swh:1:dir:263415fe272a0b95b8db96e22a001e6ba13f7b54</text:p>
          </table:table-cell>
          <table:table-cell office:value-type="float" office:value="17.7045606300235" calcext:value-type="float">
            <text:p>17,7045606300235</text:p>
          </table:table-cell>
          <table:table-cell office:value-type="float" office:value="0.205791842192411" calcext:value-type="float">
            <text:p>0,205791842192411</text:p>
          </table:table-cell>
          <table:table-cell office:value-type="float" office:value="1.01672116853297" calcext:value-type="float">
            <text:p>1,01672116853297</text:p>
          </table:table-cell>
          <table:table-cell office:value-type="float" office:value="0.0337473917752504" calcext:value-type="float">
            <text:p>0,0337473917752504</text:p>
          </table:table-cell>
          <table:table-cell table:number-columns-repeated="3" office:value-type="float" office:value="145484" calcext:value-type="float">
            <text:p>145484</text:p>
          </table:table-cell>
          <table:table-cell office:value-type="string" calcext:value-type="string">
            <text:p>0.166927</text:p>
          </table:table-cell>
          <table:table-cell office:value-type="string" calcext:value-type="string">
            <text:p>13.273941</text:p>
          </table:table-cell>
          <table:table-cell office:value-type="string" calcext:value-type="string">
            <text:p>0.797359</text:p>
          </table:table-cell>
          <table:table-cell table:formula="of:=[.C18]-[.F18]" office:value-type="float" office:value="17.6708132382482" calcext:value-type="float">
            <text:p>17,67</text:p>
          </table:table-cell>
          <table:table-cell/>
        </table:table-row>
        <table:table-row table:style-name="ro1">
          <table:table-cell table:style-name="ce1" office:value-type="date" office:date-value="2025-03-08T17:58:58" calcext:value-type="date">
            <text:p>2025-03-08T17:58:58</text:p>
          </table:table-cell>
          <table:table-cell office:value-type="string" calcext:value-type="string">
            <text:p>swh:1:dir:48e4085499fafb49847da2e6816583e4dd7b1e2b</text:p>
          </table:table-cell>
          <table:table-cell office:value-type="float" office:value="14.2053135298193" calcext:value-type="float">
            <text:p>14,2053135298193</text:p>
          </table:table-cell>
          <table:table-cell office:value-type="float" office:value="0.204480536282063" calcext:value-type="float">
            <text:p>0,204480536282063</text:p>
          </table:table-cell>
          <table:table-cell office:value-type="float" office:value="1.25637537799776" calcext:value-type="float">
            <text:p>1,25637537799776</text:p>
          </table:table-cell>
          <table:table-cell office:value-type="float" office:value="0.0242848955094814" calcext:value-type="float">
            <text:p>0,0242848955094814</text:p>
          </table:table-cell>
          <table:table-cell table:number-columns-repeated="3" office:value-type="float" office:value="84824" calcext:value-type="float">
            <text:p>84824</text:p>
          </table:table-cell>
          <table:table-cell office:value-type="string" calcext:value-type="string">
            <text:p>0.176092</text:p>
          </table:table-cell>
          <table:table-cell office:value-type="string" calcext:value-type="string">
            <text:p>10.951828</text:p>
          </table:table-cell>
          <table:table-cell office:value-type="string" calcext:value-type="string">
            <text:p>0.644524</text:p>
          </table:table-cell>
          <table:table-cell table:formula="of:=[.C19]-[.F19]" office:value-type="float" office:value="14.1810286343098" calcext:value-type="float">
            <text:p>14,18</text:p>
          </table:table-cell>
          <table:table-cell/>
        </table:table-row>
        <table:table-row table:style-name="ro1">
          <table:table-cell table:style-name="ce1" office:value-type="date" office:date-value="2025-03-08T17:59:32" calcext:value-type="date">
            <text:p>2025-03-08T17:59:32</text:p>
          </table:table-cell>
          <table:table-cell office:value-type="string" calcext:value-type="string">
            <text:p>swh:1:dir:ab994567b6786c6217c30af365c05c7feb80c114</text:p>
          </table:table-cell>
          <table:table-cell office:value-type="float" office:value="18.1842793207616" calcext:value-type="float">
            <text:p>18,1842793207616</text:p>
          </table:table-cell>
          <table:table-cell office:value-type="float" office:value="0.200990200042725" calcext:value-type="float">
            <text:p>0,200990200042725</text:p>
          </table:table-cell>
          <table:table-cell office:value-type="float" office:value="2.61091226711869" calcext:value-type="float">
            <text:p>2,61091226711869</text:p>
          </table:table-cell>
          <table:table-cell office:value-type="float" office:value="0.0321198273450136" calcext:value-type="float">
            <text:p>0,0321198273450136</text:p>
          </table:table-cell>
          <table:table-cell table:number-columns-repeated="3" office:value-type="float" office:value="138152" calcext:value-type="float">
            <text:p>138152</text:p>
          </table:table-cell>
          <table:table-cell office:value-type="string" calcext:value-type="string">
            <text:p>0.189656</text:p>
          </table:table-cell>
          <table:table-cell office:value-type="string" calcext:value-type="string">
            <text:p>13.843433</text:p>
          </table:table-cell>
          <table:table-cell office:value-type="string" calcext:value-type="string">
            <text:p>0.799994</text:p>
          </table:table-cell>
          <table:table-cell table:formula="of:=[.C20]-[.F20]" office:value-type="float" office:value="18.1521594934165" calcext:value-type="float">
            <text:p>18,15</text:p>
          </table:table-cell>
          <table:table-cell/>
        </table:table-row>
        <table:table-row table:style-name="ro1">
          <table:table-cell table:style-name="ce1" office:value-type="date" office:date-value="2025-03-08T18:00:28" calcext:value-type="date">
            <text:p>2025-03-08T18:00:28</text:p>
          </table:table-cell>
          <table:table-cell office:value-type="string" calcext:value-type="string">
            <text:p>swh:1:dir:6719e4deade019c98f8bfdb5726092f87838c261</text:p>
          </table:table-cell>
          <table:table-cell office:value-type="float" office:value="14.5711266249418" calcext:value-type="float">
            <text:p>14,5711266249418</text:p>
          </table:table-cell>
          <table:table-cell office:value-type="float" office:value="0.175653606653214" calcext:value-type="float">
            <text:p>0,175653606653214</text:p>
          </table:table-cell>
          <table:table-cell office:value-type="float" office:value="0.948517434298992" calcext:value-type="float">
            <text:p>0,948517434298992</text:p>
          </table:table-cell>
          <table:table-cell office:value-type="float" office:value="0.0269787795841694" calcext:value-type="float">
            <text:p>0,0269787795841694</text:p>
          </table:table-cell>
          <table:table-cell table:number-columns-repeated="3" office:value-type="float" office:value="106889" calcext:value-type="float">
            <text:p>106889</text:p>
          </table:table-cell>
          <table:table-cell office:value-type="string" calcext:value-type="string">
            <text:p>0.205765</text:p>
          </table:table-cell>
          <table:table-cell office:value-type="string" calcext:value-type="string">
            <text:p>10.839075</text:p>
          </table:table-cell>
          <table:table-cell office:value-type="string" calcext:value-type="string">
            <text:p>0.668441</text:p>
          </table:table-cell>
          <table:table-cell table:formula="of:=[.C21]-[.F21]" office:value-type="float" office:value="14.5441478453577" calcext:value-type="float">
            <text:p>14,54</text:p>
          </table:table-cell>
          <table:table-cell/>
        </table:table-row>
        <table:table-row table:style-name="ro1">
          <table:table-cell table:style-name="ce1" office:value-type="date" office:date-value="2025-03-08T18:01:56" calcext:value-type="date">
            <text:p>2025-03-08T18:01:56</text:p>
          </table:table-cell>
          <table:table-cell office:value-type="string" calcext:value-type="string">
            <text:p>swh:1:dir:6518b2d4e1e9589d1d515288630be79ef3b8744b</text:p>
          </table:table-cell>
          <table:table-cell office:value-type="float" office:value="66.2733755651861" calcext:value-type="float">
            <text:p>66,2733755651861</text:p>
          </table:table-cell>
          <table:table-cell office:value-type="float" office:value="2.04289959743619" calcext:value-type="float">
            <text:p>2,04289959743619</text:p>
          </table:table-cell>
          <table:table-cell office:value-type="float" office:value="1.38991414755583" calcext:value-type="float">
            <text:p>1,38991414755583</text:p>
          </table:table-cell>
          <table:table-cell office:value-type="float" office:value="0.158715672791004" calcext:value-type="float">
            <text:p>0,158715672791004</text:p>
          </table:table-cell>
          <table:table-cell table:number-columns-repeated="2" office:value-type="float" office:value="681460" calcext:value-type="float">
            <text:p>681460</text:p>
          </table:table-cell>
          <table:table-cell office:value-type="float" office:value="682272" calcext:value-type="float">
            <text:p>682272</text:p>
          </table:table-cell>
          <table:table-cell office:value-type="string" calcext:value-type="string">
            <text:p>4.990666</text:p>
          </table:table-cell>
          <table:table-cell office:value-type="string" calcext:value-type="string">
            <text:p>43.037649</text:p>
          </table:table-cell>
          <table:table-cell office:value-type="string" calcext:value-type="string">
            <text:p>2.794347</text:p>
          </table:table-cell>
          <table:table-cell table:formula="of:=[.C22]-[.F22]" office:value-type="float" office:value="66.1146598923951" calcext:value-type="float">
            <text:p>66,11</text:p>
          </table:table-cell>
          <table:table-cell/>
        </table:table-row>
        <table:table-row table:style-name="ro1">
          <table:table-cell table:style-name="ce1" office:value-type="date" office:date-value="2025-03-08T18:03:13" calcext:value-type="date">
            <text:p>2025-03-08T18:03:13</text:p>
          </table:table-cell>
          <table:table-cell office:value-type="string" calcext:value-type="string">
            <text:p>swh:1:dir:df4625dc379c24539473afa0cd1800df03bd119b</text:p>
          </table:table-cell>
          <table:table-cell office:value-type="float" office:value="12.9630599822849" calcext:value-type="float">
            <text:p>12,9630599822849</text:p>
          </table:table-cell>
          <table:table-cell office:value-type="float" office:value="0.144619040191174" calcext:value-type="float">
            <text:p>0,144619040191174</text:p>
          </table:table-cell>
          <table:table-cell office:value-type="float" office:value="0.982607133686543" calcext:value-type="float">
            <text:p>0,982607133686543</text:p>
          </table:table-cell>
          <table:table-cell office:value-type="float" office:value="0.0220998097211123" calcext:value-type="float">
            <text:p>0,0220998097211123</text:p>
          </table:table-cell>
          <table:table-cell table:number-columns-repeated="3" office:value-type="float" office:value="74798" calcext:value-type="float">
            <text:p>74798</text:p>
          </table:table-cell>
          <table:table-cell office:value-type="string" calcext:value-type="string">
            <text:p>0.13558</text:p>
          </table:table-cell>
          <table:table-cell office:value-type="string" calcext:value-type="string">
            <text:p>9.901443</text:p>
          </table:table-cell>
          <table:table-cell office:value-type="string" calcext:value-type="string">
            <text:p>0.588824</text:p>
          </table:table-cell>
          <table:table-cell table:formula="of:=[.C23]-[.F23]" office:value-type="float" office:value="12.9409601725638" calcext:value-type="float">
            <text:p>12,94</text:p>
          </table:table-cell>
          <table:table-cell/>
        </table:table-row>
        <table:table-row table:style-name="ro1">
          <table:table-cell table:style-name="ce1" office:value-type="date" office:date-value="2025-03-08T18:03:34" calcext:value-type="date">
            <text:p>2025-03-08T18:03:34</text:p>
          </table:table-cell>
          <table:table-cell office:value-type="string" calcext:value-type="string">
            <text:p>swh:1:dir:b90797524e3a63d483a0658d22b65e0266c0b0d7</text:p>
          </table:table-cell>
          <table:table-cell office:value-type="float" office:value="41.5129092801362" calcext:value-type="float">
            <text:p>41,5129092801362</text:p>
          </table:table-cell>
          <table:table-cell office:value-type="float" office:value="1.88011856004596" calcext:value-type="float">
            <text:p>1,88011856004596</text:p>
          </table:table-cell>
          <table:table-cell office:value-type="float" office:value="1.61163670197129" calcext:value-type="float">
            <text:p>1,61163670197129</text:p>
          </table:table-cell>
          <table:table-cell office:value-type="float" office:value="0.107603510841727" calcext:value-type="float">
            <text:p>0,107603510841727</text:p>
          </table:table-cell>
          <table:table-cell table:number-columns-repeated="2" office:value-type="float" office:value="211851" calcext:value-type="float">
            <text:p>211851</text:p>
          </table:table-cell>
          <table:table-cell office:value-type="float" office:value="211853" calcext:value-type="float">
            <text:p>211853</text:p>
          </table:table-cell>
          <table:table-cell office:value-type="string" calcext:value-type="string">
            <text:p>6.025228</text:p>
          </table:table-cell>
          <table:table-cell office:value-type="string" calcext:value-type="string">
            <text:p>22.217006</text:p>
          </table:table-cell>
          <table:table-cell office:value-type="string" calcext:value-type="string">
            <text:p>1.276457</text:p>
          </table:table-cell>
          <table:table-cell table:formula="of:=[.C24]-[.F24]" office:value-type="float" office:value="41.4053057692945" calcext:value-type="float">
            <text:p>41,41</text:p>
          </table:table-cell>
          <table:table-cell/>
        </table:table-row>
        <table:table-row table:style-name="ro1">
          <table:table-cell table:style-name="ce1" office:value-type="date" office:date-value="2025-03-08T18:04:26" calcext:value-type="date">
            <text:p>2025-03-08T18:04:26</text:p>
          </table:table-cell>
          <table:table-cell office:value-type="string" calcext:value-type="string">
            <text:p>swh:1:dir:af68292d436d76941c150656f313c61620655a48</text:p>
          </table:table-cell>
          <table:table-cell office:value-type="float" office:value="7.24939696490765" calcext:value-type="float">
            <text:p>7,24939696490765</text:p>
          </table:table-cell>
          <table:table-cell office:value-type="float" office:value="0.0835258364677429" calcext:value-type="float">
            <text:p>0,0835258364677429</text:p>
          </table:table-cell>
          <table:table-cell office:value-type="float" office:value="0.946499804034829" calcext:value-type="float">
            <text:p>0,946499804034829</text:p>
          </table:table-cell>
          <table:table-cell office:value-type="float" office:value="0.010391891002655" calcext:value-type="float">
            <text:p>0,010391891002655</text:p>
          </table:table-cell>
          <table:table-cell table:number-columns-repeated="3" office:value-type="float" office:value="34106" calcext:value-type="float">
            <text:p>34106</text:p>
          </table:table-cell>
          <table:table-cell office:value-type="string" calcext:value-type="string">
            <text:p>0.106536</text:p>
          </table:table-cell>
          <table:table-cell office:value-type="string" calcext:value-type="string">
            <text:p>5.649245</text:p>
          </table:table-cell>
          <table:table-cell office:value-type="string" calcext:value-type="string">
            <text:p>0.299606</text:p>
          </table:table-cell>
          <table:table-cell table:formula="of:=[.C25]-[.F25]" office:value-type="float" office:value="7.23900507390499" calcext:value-type="float">
            <text:p>7,24</text:p>
          </table:table-cell>
          <table:table-cell/>
        </table:table-row>
        <table:table-row table:style-name="ro1">
          <table:table-cell table:style-name="ce1" office:value-type="date" office:date-value="2025-03-08T18:05:01" calcext:value-type="date">
            <text:p>2025-03-08T18:05:01</text:p>
          </table:table-cell>
          <table:table-cell office:value-type="string" calcext:value-type="string">
            <text:p>swh:1:dir:e2e33630f9372cf329cd35238633c790c5a710dd</text:p>
          </table:table-cell>
          <table:table-cell office:value-type="float" office:value="17.3182899095118" calcext:value-type="float">
            <text:p>17,3182899095118</text:p>
          </table:table-cell>
          <table:table-cell office:value-type="float" office:value="0.183126008138061" calcext:value-type="float">
            <text:p>0,183126008138061</text:p>
          </table:table-cell>
          <table:table-cell office:value-type="float" office:value="1.11715279147029" calcext:value-type="float">
            <text:p>1,11715279147029</text:p>
          </table:table-cell>
          <table:table-cell office:value-type="float" office:value="0.0345773417502642" calcext:value-type="float">
            <text:p>0,0345773417502642</text:p>
          </table:table-cell>
          <table:table-cell table:number-columns-repeated="3" office:value-type="float" office:value="129430" calcext:value-type="float">
            <text:p>129430</text:p>
          </table:table-cell>
          <table:table-cell office:value-type="string" calcext:value-type="string">
            <text:p>0.179945</text:p>
          </table:table-cell>
          <table:table-cell office:value-type="string" calcext:value-type="string">
            <text:p>13.161255</text:p>
          </table:table-cell>
          <table:table-cell office:value-type="string" calcext:value-type="string">
            <text:p>0.764704</text:p>
          </table:table-cell>
          <table:table-cell table:formula="of:=[.C26]-[.F26]" office:value-type="float" office:value="17.2837125677615" calcext:value-type="float">
            <text:p>17,28</text:p>
          </table:table-cell>
          <table:table-cell/>
        </table:table-row>
        <table:table-row table:style-name="ro1">
          <table:table-cell table:style-name="ce1" office:value-type="date" office:date-value="2025-03-08T18:05:36" calcext:value-type="date">
            <text:p>2025-03-08T18:05:36</text:p>
          </table:table-cell>
          <table:table-cell office:value-type="string" calcext:value-type="string">
            <text:p>swh:1:dir:797f812d007e4956689e38140a4d7a82eefeb109</text:p>
          </table:table-cell>
          <table:table-cell office:value-type="float" office:value="8.39668303541839" calcext:value-type="float">
            <text:p>8,39668303541839</text:p>
          </table:table-cell>
          <table:table-cell office:value-type="float" office:value="0.0971702784299851" calcext:value-type="float">
            <text:p>0,0971702784299851</text:p>
          </table:table-cell>
          <table:table-cell office:value-type="float" office:value="0.969108566641808" calcext:value-type="float">
            <text:p>0,969108566641808</text:p>
          </table:table-cell>
          <table:table-cell office:value-type="float" office:value="0.0128343645483255" calcext:value-type="float">
            <text:p>0,0128343645483255</text:p>
          </table:table-cell>
          <table:table-cell table:number-columns-repeated="3" office:value-type="float" office:value="43705" calcext:value-type="float">
            <text:p>43705</text:p>
          </table:table-cell>
          <table:table-cell office:value-type="string" calcext:value-type="string">
            <text:p>0.120462</text:p>
          </table:table-cell>
          <table:table-cell office:value-type="string" calcext:value-type="string">
            <text:p>6.382281</text:p>
          </table:table-cell>
          <table:table-cell office:value-type="string" calcext:value-type="string">
            <text:p>0.314491</text:p>
          </table:table-cell>
          <table:table-cell table:formula="of:=[.C27]-[.F27]" office:value-type="float" office:value="8.38384867087007" calcext:value-type="float">
            <text:p>8,38</text:p>
          </table:table-cell>
          <table:table-cell/>
        </table:table-row>
        <table:table-row table:style-name="ro1">
          <table:table-cell table:style-name="ce1" office:value-type="date" office:date-value="2025-03-08T18:06:31" calcext:value-type="date">
            <text:p>2025-03-08T18:06:31</text:p>
          </table:table-cell>
          <table:table-cell office:value-type="string" calcext:value-type="string">
            <text:p>swh:1:dir:c82429e80466371106c4f0706b4b818524888706</text:p>
          </table:table-cell>
          <table:table-cell office:value-type="float" office:value="13.6645732466131" calcext:value-type="float">
            <text:p>13,6645732466131</text:p>
          </table:table-cell>
          <table:table-cell office:value-type="float" office:value="0.151658479124308" calcext:value-type="float">
            <text:p>0,151658479124308</text:p>
          </table:table-cell>
          <table:table-cell office:value-type="float" office:value="0.960812576115131" calcext:value-type="float">
            <text:p>0,960812576115131</text:p>
          </table:table-cell>
          <table:table-cell office:value-type="float" office:value="0.0272347498685122" calcext:value-type="float">
            <text:p>0,0272347498685122</text:p>
          </table:table-cell>
          <table:table-cell table:number-columns-repeated="3" office:value-type="float" office:value="99813" calcext:value-type="float">
            <text:p>99813</text:p>
          </table:table-cell>
          <table:table-cell office:value-type="string" calcext:value-type="string">
            <text:p>0.138591</text:p>
          </table:table-cell>
          <table:table-cell office:value-type="string" calcext:value-type="string">
            <text:p>10.224884</text:p>
          </table:table-cell>
          <table:table-cell office:value-type="string" calcext:value-type="string">
            <text:p>0.586773</text:p>
          </table:table-cell>
          <table:table-cell table:formula="of:=[.C28]-[.F28]" office:value-type="float" office:value="13.6373384967446" calcext:value-type="float">
            <text:p>13,64</text:p>
          </table:table-cell>
          <table:table-cell/>
        </table:table-row>
        <table:table-row table:style-name="ro1">
          <table:table-cell table:style-name="ce1" office:value-type="date" office:date-value="2025-03-08T18:07:12" calcext:value-type="date">
            <text:p>2025-03-08T18:07:12</text:p>
          </table:table-cell>
          <table:table-cell office:value-type="string" calcext:value-type="string">
            <text:p>swh:1:dir:7499bc90119f3d5d82f34f0db759f68dc47099d8</text:p>
          </table:table-cell>
          <table:table-cell office:value-type="float" office:value="13.1722576934844" calcext:value-type="float">
            <text:p>13,1722576934844</text:p>
          </table:table-cell>
          <table:table-cell office:value-type="float" office:value="0.154759390279651" calcext:value-type="float">
            <text:p>0,154759390279651</text:p>
          </table:table-cell>
          <table:table-cell office:value-type="float" office:value="0.928872281685472" calcext:value-type="float">
            <text:p>0,928872281685472</text:p>
          </table:table-cell>
          <table:table-cell office:value-type="float" office:value="0.0284059550613165" calcext:value-type="float">
            <text:p>0,0284059550613165</text:p>
          </table:table-cell>
          <table:table-cell table:number-columns-repeated="3" office:value-type="float" office:value="99689" calcext:value-type="float">
            <text:p>99689</text:p>
          </table:table-cell>
          <table:table-cell office:value-type="string" calcext:value-type="string">
            <text:p>0.169478</text:p>
          </table:table-cell>
          <table:table-cell office:value-type="string" calcext:value-type="string">
            <text:p>9.7766</text:p>
          </table:table-cell>
          <table:table-cell office:value-type="string" calcext:value-type="string">
            <text:p>0.559687</text:p>
          </table:table-cell>
          <table:table-cell table:formula="of:=[.C29]-[.F29]" office:value-type="float" office:value="13.1438517384231" calcext:value-type="float">
            <text:p>13,14</text:p>
          </table:table-cell>
          <table:table-cell/>
        </table:table-row>
        <table:table-row table:style-name="ro1">
          <table:table-cell table:style-name="ce1" office:value-type="date" office:date-value="2025-03-08T18:07:44" calcext:value-type="date">
            <text:p>2025-03-08T18:07:44</text:p>
          </table:table-cell>
          <table:table-cell office:value-type="string" calcext:value-type="string">
            <text:p>swh:1:dir:3c25f9b78d911ee5c584bc9239b6d05e981d9ea3</text:p>
          </table:table-cell>
          <table:table-cell office:value-type="float" office:value="99.3387531600893" calcext:value-type="float">
            <text:p>99,3387531600893</text:p>
          </table:table-cell>
          <table:table-cell office:value-type="float" office:value="3.12400046922267" calcext:value-type="float">
            <text:p>3,12400046922267</text:p>
          </table:table-cell>
          <table:table-cell office:value-type="float" office:value="1.83610486239195" calcext:value-type="float">
            <text:p>1,83610486239195</text:p>
          </table:table-cell>
          <table:table-cell office:value-type="float" office:value="0.248568059876561" calcext:value-type="float">
            <text:p>0,248568059876561</text:p>
          </table:table-cell>
          <table:table-cell table:number-columns-repeated="2" office:value-type="float" office:value="1036447" calcext:value-type="float">
            <text:p>1036447</text:p>
          </table:table-cell>
          <table:table-cell office:value-type="float" office:value="1037461" calcext:value-type="float">
            <text:p>1037461</text:p>
          </table:table-cell>
          <table:table-cell office:value-type="string" calcext:value-type="string">
            <text:p>7.533204</text:p>
          </table:table-cell>
          <table:table-cell office:value-type="string" calcext:value-type="string">
            <text:p>64.235247</text:p>
          </table:table-cell>
          <table:table-cell office:value-type="string" calcext:value-type="string">
            <text:p>4.124827</text:p>
          </table:table-cell>
          <table:table-cell table:formula="of:=[.C30]-[.F30]" office:value-type="float" office:value="99.0901851002127" calcext:value-type="float">
            <text:p>99,09</text:p>
          </table:table-cell>
          <table:table-cell/>
        </table:table-row>
        <table:table-row table:style-name="ro1">
          <table:table-cell table:style-name="ce1" office:value-type="date" office:date-value="2025-03-08T18:09:57" calcext:value-type="date">
            <text:p>2025-03-08T18:09:57</text:p>
          </table:table-cell>
          <table:table-cell office:value-type="string" calcext:value-type="string">
            <text:p>swh:1:dir:579f59c671bd198e1f6db44fd5deb691b50ccbae</text:p>
          </table:table-cell>
          <table:table-cell office:value-type="float" office:value="10.5530736856163" calcext:value-type="float">
            <text:p>10,5530736856163</text:p>
          </table:table-cell>
          <table:table-cell office:value-type="float" office:value="0.117505533620715" calcext:value-type="float">
            <text:p>0,117505533620715</text:p>
          </table:table-cell>
          <table:table-cell office:value-type="float" office:value="0.934589851647615" calcext:value-type="float">
            <text:p>0,934589851647615</text:p>
          </table:table-cell>
          <table:table-cell office:value-type="float" office:value="0.0172492004930973" calcext:value-type="float">
            <text:p>0,0172492004930973</text:p>
          </table:table-cell>
          <table:table-cell table:number-columns-repeated="3" office:value-type="float" office:value="60398" calcext:value-type="float">
            <text:p>60398</text:p>
          </table:table-cell>
          <table:table-cell office:value-type="string" calcext:value-type="string">
            <text:p>0.137231</text:p>
          </table:table-cell>
          <table:table-cell office:value-type="string" calcext:value-type="string">
            <text:p>7.982125</text:p>
          </table:table-cell>
          <table:table-cell office:value-type="string" calcext:value-type="string">
            <text:p>0.488235</text:p>
          </table:table-cell>
          <table:table-cell table:formula="of:=[.C31]-[.F31]" office:value-type="float" office:value="10.5358244851232" calcext:value-type="float">
            <text:p>10,54</text:p>
          </table:table-cell>
          <table:table-cell/>
        </table:table-row>
        <table:table-row table:style-name="ro1">
          <table:table-cell table:style-name="ce1" office:value-type="date" office:date-value="2025-03-08T18:10:26" calcext:value-type="date">
            <text:p>2025-03-08T18:10:26</text:p>
          </table:table-cell>
          <table:table-cell office:value-type="string" calcext:value-type="string">
            <text:p>swh:1:dir:6bfed12c9fd483ec5736ea9b6474ab03795a4b5f</text:p>
          </table:table-cell>
          <table:table-cell office:value-type="float" office:value="39.3283758144826" calcext:value-type="float">
            <text:p>39,3283758144826</text:p>
          </table:table-cell>
          <table:table-cell office:value-type="float" office:value="1.40627857856452" calcext:value-type="float">
            <text:p>1,40627857856452</text:p>
          </table:table-cell>
          <table:table-cell office:value-type="float" office:value="2.14584860764444" calcext:value-type="float">
            <text:p>2,14584860764444</text:p>
          </table:table-cell>
          <table:table-cell office:value-type="float" office:value="0.093816390261054" calcext:value-type="float">
            <text:p>0,093816390261054</text:p>
          </table:table-cell>
          <table:table-cell table:number-columns-repeated="2" office:value-type="float" office:value="284424" calcext:value-type="float">
            <text:p>284424</text:p>
          </table:table-cell>
          <table:table-cell office:value-type="float" office:value="284517" calcext:value-type="float">
            <text:p>284517</text:p>
          </table:table-cell>
          <table:table-cell office:value-type="string" calcext:value-type="string">
            <text:p>5.358706</text:p>
          </table:table-cell>
          <table:table-cell office:value-type="string" calcext:value-type="string">
            <text:p>21.432768</text:p>
          </table:table-cell>
          <table:table-cell office:value-type="string" calcext:value-type="string">
            <text:p>1.348275</text:p>
          </table:table-cell>
          <table:table-cell table:formula="of:=[.C32]-[.F32]" office:value-type="float" office:value="39.2345594242215" calcext:value-type="float">
            <text:p>39,23</text:p>
          </table:table-cell>
          <table:table-cell/>
        </table:table-row>
        <table:table-row table:style-name="ro1" table:number-rows-repeated="104854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0T18:18:45.791614412</dc:date>
    <meta:editing-duration>PT4M38S</meta:editing-duration>
    <meta:editing-cycles>1</meta:editing-cycles>
    <meta:document-statistic meta:table-count="1" meta:cell-count="415" meta:object-count="0"/>
    <meta:generator>LibreOffice/24.2.7.2$Linux_X86_64 LibreOffice_project/420$Build-2</meta:generator>
  </office:meta>
</office:document-meta>
</file>